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cc99" fo:wrap-option="wrap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7" table:default-cell-style-name="Default"/>
        <table:table-column table:style-name="co4" table:default-cell-style-name="ce11"/>
        <table:table-column table:style-name="co4" table:number-columns-repeated="100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HIGH</text:p>
          </table:table-cell>
          <table:table-cell table:style-name="ce7" table:number-columns-repeated="5"/>
          <table:table-cell table:style-name="ce9" office:value-type="string" calcext:value-type="string">
            <text:p>LOW</text:p>
          </table:table-cell>
          <table:table-cell table:style-name="ce9" table:number-columns-repeated="31"/>
          <table:table-cell table:number-columns-repeated="97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32" calcext:value-type="float">
            <text:p>32</text:p>
          </table:table-cell>
          <table:table-cell table:style-name="ce7" table:formula="of:=[.K2]*2" office:value-type="float" office:value="16" calcext:value-type="float">
            <text:p>16</text:p>
          </table:table-cell>
          <table:table-cell table:style-name="ce7" table:formula="of:=[.L2]*2" office:value-type="float" office:value="8" calcext:value-type="float">
            <text:p>8</text:p>
          </table:table-cell>
          <table:table-cell table:style-name="ce7" table:formula="of:=[.M2]*2" office:value-type="float" office:value="4" calcext:value-type="float">
            <text:p>4</text:p>
          </table:table-cell>
          <table:table-cell table:style-name="ce7" table:formula="of:=[.N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P2]*2" office:value-type="float" office:value="2147483648" calcext:value-type="float">
            <text:p>2147483648</text:p>
          </table:table-cell>
          <table:table-cell table:style-name="ce9" table:formula="of:=[.Q2]*2" office:value-type="float" office:value="1073741824" calcext:value-type="float">
            <text:p>1073741824</text:p>
          </table:table-cell>
          <table:table-cell table:style-name="ce9" table:formula="of:=[.R2]*2" office:value-type="float" office:value="536870912" calcext:value-type="float">
            <text:p>536870912</text:p>
          </table:table-cell>
          <table:table-cell table:style-name="ce9" table:formula="of:=[.S2]*2" office:value-type="float" office:value="268435456" calcext:value-type="float">
            <text:p>268435456</text:p>
          </table:table-cell>
          <table:table-cell table:style-name="ce9" table:formula="of:=[.T2]*2" office:value-type="float" office:value="134217728" calcext:value-type="float">
            <text:p>134217728</text:p>
          </table:table-cell>
          <table:table-cell table:style-name="ce9" table:formula="of:=[.U2]*2" office:value-type="float" office:value="67108864" calcext:value-type="float">
            <text:p>67108864</text:p>
          </table:table-cell>
          <table:table-cell table:style-name="ce9" table:formula="of:=[.V2]*2" office:value-type="float" office:value="33554432" calcext:value-type="float">
            <text:p>33554432</text:p>
          </table:table-cell>
          <table:table-cell table:style-name="ce9" table:formula="of:=[.W2]*2" office:value-type="float" office:value="16777216" calcext:value-type="float">
            <text:p>16777216</text:p>
          </table:table-cell>
          <table:table-cell table:style-name="ce9" table:formula="of:=[.X2]*2" office:value-type="float" office:value="8388608" calcext:value-type="float">
            <text:p>8388608</text:p>
          </table:table-cell>
          <table:table-cell table:style-name="ce9" table:formula="of:=[.Y2]*2" office:value-type="float" office:value="4194304" calcext:value-type="float">
            <text:p>4194304</text:p>
          </table:table-cell>
          <table:table-cell table:style-name="ce9" table:formula="of:=[.Z2]*2" office:value-type="float" office:value="2097152" calcext:value-type="float">
            <text:p>2097152</text:p>
          </table:table-cell>
          <table:table-cell table:style-name="ce9" table:formula="of:=[.AA2]*2" office:value-type="float" office:value="1048576" calcext:value-type="float">
            <text:p>1048576</text:p>
          </table:table-cell>
          <table:table-cell table:style-name="ce9" table:formula="of:=[.AB2]*2" office:value-type="float" office:value="524288" calcext:value-type="float">
            <text:p>524288</text:p>
          </table:table-cell>
          <table:table-cell table:style-name="ce9" table:formula="of:=[.AC2]*2" office:value-type="float" office:value="262144" calcext:value-type="float">
            <text:p>262144</text:p>
          </table:table-cell>
          <table:table-cell table:style-name="ce9" table:formula="of:=[.AD2]*2" office:value-type="float" office:value="131072" calcext:value-type="float">
            <text:p>131072</text:p>
          </table:table-cell>
          <table:table-cell table:style-name="ce9" table:formula="of:=[.AE2]*2" office:value-type="float" office:value="65536" calcext:value-type="float">
            <text:p>65536</text:p>
          </table:table-cell>
          <table:table-cell table:style-name="ce9" table:formula="of:=[.AF2]*2" office:value-type="float" office:value="32768" calcext:value-type="float">
            <text:p>32768</text:p>
          </table:table-cell>
          <table:table-cell table:style-name="ce9" table:formula="of:=[.AG2]*2" office:value-type="float" office:value="16384" calcext:value-type="float">
            <text:p>16384</text:p>
          </table:table-cell>
          <table:table-cell table:style-name="ce9" table:formula="of:=[.AH2]*2" office:value-type="float" office:value="8192" calcext:value-type="float">
            <text:p>8192</text:p>
          </table:table-cell>
          <table:table-cell table:style-name="ce9" table:formula="of:=[.AI2]*2" office:value-type="float" office:value="4096" calcext:value-type="float">
            <text:p>4096</text:p>
          </table:table-cell>
          <table:table-cell table:style-name="ce9" table:formula="of:=[.AJ2]*2" office:value-type="float" office:value="2048" calcext:value-type="float">
            <text:p>2048</text:p>
          </table:table-cell>
          <table:table-cell table:style-name="ce9" table:formula="of:=[.AK2]*2" office:value-type="float" office:value="1024" calcext:value-type="float">
            <text:p>1024</text:p>
          </table:table-cell>
          <table:table-cell table:style-name="ce9" table:formula="of:=[.AL2]*2" office:value-type="float" office:value="512" calcext:value-type="float">
            <text:p>512</text:p>
          </table:table-cell>
          <table:table-cell table:style-name="ce9" table:formula="of:=[.AM2]*2" office:value-type="float" office:value="256" calcext:value-type="float">
            <text:p>256</text:p>
          </table:table-cell>
          <table:table-cell table:style-name="ce9" table:formula="of:=[.AN2]*2" office:value-type="float" office:value="128" calcext:value-type="float">
            <text:p>128</text:p>
          </table:table-cell>
          <table:table-cell table:style-name="ce9" table:formula="of:=[.AO2]*2" office:value-type="float" office:value="64" calcext:value-type="float">
            <text:p>64</text:p>
          </table:table-cell>
          <table:table-cell table:style-name="ce9" table:formula="of:=[.AP2]*2" office:value-type="float" office:value="32" calcext:value-type="float">
            <text:p>32</text:p>
          </table:table-cell>
          <table:table-cell table:style-name="ce9" table:formula="of:=[.AQ2]*2" office:value-type="float" office:value="16" calcext:value-type="float">
            <text:p>16</text:p>
          </table:table-cell>
          <table:table-cell table:style-name="ce9" table:formula="of:=[.AR2]*2" office:value-type="float" office:value="8" calcext:value-type="float">
            <text:p>8</text:p>
          </table:table-cell>
          <table:table-cell table:style-name="ce9" table:formula="of:=[.AS2]*2" office:value-type="float" office:value="4" calcext:value-type="float">
            <text:p>4</text:p>
          </table:table-cell>
          <table:table-cell table:style-name="ce9" table:formula="of:=[.AT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/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style-name="ce7" table:number-columns-repeated="2"/>
          <table:table-cell table:style-name="ce12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SP_HI_RD</text:p>
          </table:table-cell>
          <table:table-cell table:style-name="ce9" office:value-type="string" calcext:value-type="string">
            <text:p>SP_HI_WR</text:p>
          </table:table-cell>
          <table:table-cell table:style-name="ce9" office:value-type="string" calcext:value-type="string">
            <text:p>SP_LO_RD</text:p>
          </table:table-cell>
          <table:table-cell table:style-name="ce9" office:value-type="string" calcext:value-type="string">
            <text:p>SP_LO_WR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3" table:number-columns-repeated="11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O6]*[.$O$2]+[.P6]*[.$P$2]+[.Q6]*[.$Q$2]+[.R6]*[.$R$2]+[.S6]*[.$S$2]+[.T6]*[.$T$2]+[.U6]*[.$U$2]+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" office:value-type="float" office:value="270336" calcext:value-type="float">
            <text:p>270336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O7]*[.$O$2]+[.P7]*[.$P$2]+[.Q7]*[.$Q$2]+[.R7]*[.$R$2]+[.S7]*[.$S$2]+[.T7]*[.$T$2]+[.U7]*[.$U$2]+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O8]*[.$O$2]+[.P8]*[.$P$2]+[.Q8]*[.$Q$2]+[.R8]*[.$R$2]+[.S8]*[.$S$2]+[.T8]*[.$T$2]+[.U8]*[.$U$2]+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O9]*[.$O$2]+[.P9]*[.$P$2]+[.Q9]*[.$Q$2]+[.R9]*[.$R$2]+[.S9]*[.$S$2]+[.T9]*[.$T$2]+[.U9]*[.$U$2]+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" office:value-type="float" office:value="1152" calcext:value-type="float">
            <text:p>1152</text:p>
          </table:table-cell>
          <table:table-cell table:number-columns-repeated="6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O10]*[.$O$2]+[.P10]*[.$P$2]+[.Q10]*[.$Q$2]+[.R10]*[.$R$2]+[.S10]*[.$S$2]+[.T10]*[.$T$2]+[.U10]*[.$U$2]+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O11]*[.$O$2]+[.P11]*[.$P$2]+[.Q11]*[.$Q$2]+[.R11]*[.$R$2]+[.S11]*[.$S$2]+[.T11]*[.$T$2]+[.U11]*[.$U$2]+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O12]*[.$O$2]+[.P12]*[.$P$2]+[.Q12]*[.$Q$2]+[.R12]*[.$R$2]+[.S12]*[.$S$2]+[.T12]*[.$T$2]+[.U12]*[.$U$2]+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O13]*[.$O$2]+[.P13]*[.$P$2]+[.Q13]*[.$Q$2]+[.R13]*[.$R$2]+[.S13]*[.$S$2]+[.T13]*[.$T$2]+[.U13]*[.$U$2]+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" office:value-type="float" office:value="128" calcext:value-type="float">
            <text:p>128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O14]*[.$O$2]+[.P14]*[.$P$2]+[.Q14]*[.$Q$2]+[.R14]*[.$R$2]+[.S14]*[.$S$2]+[.T14]*[.$T$2]+[.U14]*[.$U$2]+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N15]*[.N$2]+[.M15]*[.M$2]+[.L15]*[.L$2]+[.K15]*[.K$2]+[.J15]*[.J$2]+[.I15]*[.I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O15]*[.$O$2]+[.P15]*[.$P$2]+[.Q15]*[.$Q$2]+[.R15]*[.$R$2]+[.S15]*[.$S$2]+[.T15]*[.$T$2]+[.U15]*[.$U$2]+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O16]*[.$O$2]+[.P16]*[.$P$2]+[.Q16]*[.$Q$2]+[.R16]*[.$R$2]+[.S16]*[.$S$2]+[.T16]*[.$T$2]+[.U16]*[.$U$2]+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N17]*[.N$2]+[.M17]*[.M$2]+[.L17]*[.L$2]+[.K17]*[.K$2]+[.J17]*[.J$2]+[.I17]*[.I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O17]*[.$O$2]+[.P17]*[.$P$2]+[.Q17]*[.$Q$2]+[.R17]*[.$R$2]+[.S17]*[.$S$2]+[.T17]*[.$T$2]+[.U17]*[.$U$2]+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" office:value-type="float" office:value="512" calcext:value-type="float">
            <text:p>512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O18]*[.$O$2]+[.P18]*[.$P$2]+[.Q18]*[.$Q$2]+[.R18]*[.$R$2]+[.S18]*[.$S$2]+[.T18]*[.$T$2]+[.U18]*[.$U$2]+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N19]*[.N$2]+[.M19]*[.M$2]+[.L19]*[.L$2]+[.K19]*[.K$2]+[.J19]*[.J$2]+[.I19]*[.I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O19]*[.$O$2]+[.P19]*[.$P$2]+[.Q19]*[.$Q$2]+[.R19]*[.$R$2]+[.S19]*[.$S$2]+[.T19]*[.$T$2]+[.U19]*[.$U$2]+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O20]*[.$O$2]+[.P20]*[.$P$2]+[.Q20]*[.$Q$2]+[.R20]*[.$R$2]+[.S20]*[.$S$2]+[.T20]*[.$T$2]+[.U20]*[.$U$2]+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O21]*[.$O$2]+[.P21]*[.$P$2]+[.Q21]*[.$Q$2]+[.R21]*[.$R$2]+[.S21]*[.$S$2]+[.T21]*[.$T$2]+[.U21]*[.$U$2]+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O22]*[.$O$2]+[.P22]*[.$P$2]+[.Q22]*[.$Q$2]+[.R22]*[.$R$2]+[.S22]*[.$S$2]+[.T22]*[.$T$2]+[.U22]*[.$U$2]+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O23]*[.$O$2]+[.P23]*[.$P$2]+[.Q23]*[.$Q$2]+[.R23]*[.$R$2]+[.S23]*[.$S$2]+[.T23]*[.$T$2]+[.U23]*[.$U$2]+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O24]*[.$O$2]+[.P24]*[.$P$2]+[.Q24]*[.$Q$2]+[.R24]*[.$R$2]+[.S24]*[.$S$2]+[.T24]*[.$T$2]+[.U24]*[.$U$2]+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N25]*[.N$2]+[.M25]*[.M$2]+[.L25]*[.L$2]+[.K25]*[.K$2]+[.J25]*[.J$2]+[.I25]*[.I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O25]*[.$O$2]+[.P25]*[.$P$2]+[.Q25]*[.$Q$2]+[.R25]*[.$R$2]+[.S25]*[.$S$2]+[.T25]*[.$T$2]+[.U25]*[.$U$2]+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" office:value-type="float" office:value="65536" calcext:value-type="float">
            <text:p>65536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O26]*[.$O$2]+[.P26]*[.$P$2]+[.Q26]*[.$Q$2]+[.R26]*[.$R$2]+[.S26]*[.$S$2]+[.T26]*[.$T$2]+[.U26]*[.$U$2]+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" office:value-type="float" office:value="2147483648" calcext:value-type="float">
            <text:p>2147483648</text:p>
          </table:table-cell>
          <table:table-cell table:number-columns-repeated="2"/>
          <table:table-cell table:style-name="ce11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14"/>
          <table:table-cell table:style-name="ce10"/>
          <table:table-cell table:number-columns-repeated="99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O27]*[.$O$2]+[.P27]*[.$P$2]+[.Q27]*[.$Q$2]+[.R27]*[.$R$2]+[.S27]*[.$S$2]+[.T27]*[.$T$2]+[.U27]*[.$U$2]+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" office:value-type="float" office:value="768" calcext:value-type="float">
            <text:p>768</text:p>
          </table:table-cell>
          <table:table-cell table:number-columns-repeated="28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O28]*[.$O$2]+[.P28]*[.$P$2]+[.Q28]*[.$Q$2]+[.R28]*[.$R$2]+[.S28]*[.$S$2]+[.T28]*[.$T$2]+[.U28]*[.$U$2]+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O29]*[.$O$2]+[.P29]*[.$P$2]+[.Q29]*[.$Q$2]+[.R29]*[.$R$2]+[.S29]*[.$S$2]+[.T29]*[.$T$2]+[.U29]*[.$U$2]+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" office:value-type="float" office:value="33024" calcext:value-type="float">
            <text:p>33024</text:p>
          </table:table-cell>
          <table:table-cell table:number-columns-repeated="6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O30]*[.$O$2]+[.P30]*[.$P$2]+[.Q30]*[.$Q$2]+[.R30]*[.$R$2]+[.S30]*[.$S$2]+[.T30]*[.$T$2]+[.U30]*[.$U$2]+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O31]*[.$O$2]+[.P31]*[.$P$2]+[.Q31]*[.$Q$2]+[.R31]*[.$R$2]+[.S31]*[.$S$2]+[.T31]*[.$T$2]+[.U31]*[.$U$2]+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" office:value-type="float" office:value="16640" calcext:value-type="float">
            <text:p>16640</text:p>
          </table:table-cell>
          <table:table-cell table:number-columns-repeated="6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O32]*[.$O$2]+[.P32]*[.$P$2]+[.Q32]*[.$Q$2]+[.R32]*[.$R$2]+[.S32]*[.$S$2]+[.T32]*[.$T$2]+[.U32]*[.$U$2]+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O33]*[.$O$2]+[.P33]*[.$P$2]+[.Q33]*[.$Q$2]+[.R33]*[.$R$2]+[.S33]*[.$S$2]+[.T33]*[.$T$2]+[.U33]*[.$U$2]+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O34]*[.$O$2]+[.P34]*[.$P$2]+[.Q34]*[.$Q$2]+[.R34]*[.$R$2]+[.S34]*[.$S$2]+[.T34]*[.$T$2]+[.U34]*[.$U$2]+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O35]*[.$O$2]+[.P35]*[.$P$2]+[.Q35]*[.$Q$2]+[.R35]*[.$R$2]+[.S35]*[.$S$2]+[.T35]*[.$T$2]+[.U35]*[.$U$2]+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O36]*[.$O$2]+[.P36]*[.$P$2]+[.Q36]*[.$Q$2]+[.R36]*[.$R$2]+[.S36]*[.$S$2]+[.T36]*[.$T$2]+[.U36]*[.$U$2]+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37];8)" office:value-type="string" office:string-value="00000000" calcext:value-type="string">
            <text:p>00000000</text:p>
          </table:table-cell>
          <table:table-cell table:formula="of:=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O37]*[.$O$2]+[.P37]*[.$P$2]+[.Q37]*[.$Q$2]+[.R37]*[.$R$2]+[.S37]*[.$S$2]+[.T37]*[.$T$2]+[.U37]*[.$U$2]+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" office:value-type="float" office:value="65792" calcext:value-type="float">
            <text:p>65792</text:p>
          </table:table-cell>
          <table:table-cell table:number-columns-repeated="21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O38]*[.$O$2]+[.P38]*[.$P$2]+[.Q38]*[.$Q$2]+[.R38]*[.$R$2]+[.S38]*[.$S$2]+[.T38]*[.$T$2]+[.U38]*[.$U$2]+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O39]*[.$O$2]+[.P39]*[.$P$2]+[.Q39]*[.$Q$2]+[.R39]*[.$R$2]+[.S39]*[.$S$2]+[.T39]*[.$T$2]+[.U39]*[.$U$2]+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O40]*[.$O$2]+[.P40]*[.$P$2]+[.Q40]*[.$Q$2]+[.R40]*[.$R$2]+[.S40]*[.$S$2]+[.T40]*[.$T$2]+[.U40]*[.$U$2]+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O41]*[.$O$2]+[.P41]*[.$P$2]+[.Q41]*[.$Q$2]+[.R41]*[.$R$2]+[.S41]*[.$S$2]+[.T41]*[.$T$2]+[.U41]*[.$U$2]+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O42]*[.$O$2]+[.P42]*[.$P$2]+[.Q42]*[.$Q$2]+[.R42]*[.$R$2]+[.S42]*[.$S$2]+[.T42]*[.$T$2]+[.U42]*[.$U$2]+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O43]*[.$O$2]+[.P43]*[.$P$2]+[.Q43]*[.$Q$2]+[.R43]*[.$R$2]+[.S43]*[.$S$2]+[.T43]*[.$T$2]+[.U43]*[.$U$2]+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" office:value-type="float" office:value="66560" calcext:value-type="float">
            <text:p>66560</text:p>
          </table:table-cell>
          <table:table-cell table:number-columns-repeated="21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O44]*[.$O$2]+[.P44]*[.$P$2]+[.Q44]*[.$Q$2]+[.R44]*[.$R$2]+[.S44]*[.$S$2]+[.T44]*[.$T$2]+[.U44]*[.$U$2]+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O45]*[.$O$2]+[.P45]*[.$P$2]+[.Q45]*[.$Q$2]+[.R45]*[.$R$2]+[.S45]*[.$S$2]+[.T45]*[.$T$2]+[.U45]*[.$U$2]+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O46]*[.$O$2]+[.P46]*[.$P$2]+[.Q46]*[.$Q$2]+[.R46]*[.$R$2]+[.S46]*[.$S$2]+[.T46]*[.$T$2]+[.U46]*[.$U$2]+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O47]*[.$O$2]+[.P47]*[.$P$2]+[.Q47]*[.$Q$2]+[.R47]*[.$R$2]+[.S47]*[.$S$2]+[.T47]*[.$T$2]+[.U47]*[.$U$2]+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O48]*[.$O$2]+[.P48]*[.$P$2]+[.Q48]*[.$Q$2]+[.R48]*[.$R$2]+[.S48]*[.$S$2]+[.T48]*[.$T$2]+[.U48]*[.$U$2]+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O49]*[.$O$2]+[.P49]*[.$P$2]+[.Q49]*[.$Q$2]+[.R49]*[.$R$2]+[.S49]*[.$S$2]+[.T49]*[.$T$2]+[.U49]*[.$U$2]+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" office:value-type="float" office:value="131200" calcext:value-type="float">
            <text:p>131200</text:p>
          </table:table-cell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7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O50]*[.$O$2]+[.P50]*[.$P$2]+[.Q50]*[.$Q$2]+[.R50]*[.$R$2]+[.S50]*[.$S$2]+[.T50]*[.$T$2]+[.U50]*[.$U$2]+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O51]*[.$O$2]+[.P51]*[.$P$2]+[.Q51]*[.$Q$2]+[.R51]*[.$R$2]+[.S51]*[.$S$2]+[.T51]*[.$T$2]+[.U51]*[.$U$2]+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O52]*[.$O$2]+[.P52]*[.$P$2]+[.Q52]*[.$Q$2]+[.R52]*[.$R$2]+[.S52]*[.$S$2]+[.T52]*[.$T$2]+[.U52]*[.$U$2]+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O53]*[.$O$2]+[.P53]*[.$P$2]+[.Q53]*[.$Q$2]+[.R53]*[.$R$2]+[.S53]*[.$S$2]+[.T53]*[.$T$2]+[.U53]*[.$U$2]+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O54]*[.$O$2]+[.P54]*[.$P$2]+[.Q54]*[.$Q$2]+[.R54]*[.$R$2]+[.S54]*[.$S$2]+[.T54]*[.$T$2]+[.U54]*[.$U$2]+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O55]*[.$O$2]+[.P55]*[.$P$2]+[.Q55]*[.$Q$2]+[.R55]*[.$R$2]+[.S55]*[.$S$2]+[.T55]*[.$T$2]+[.U55]*[.$U$2]+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" office:value-type="float" office:value="131584" calcext:value-type="float">
            <text:p>131584</text:p>
          </table:table-cell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O56]*[.$O$2]+[.P56]*[.$P$2]+[.Q56]*[.$Q$2]+[.R56]*[.$R$2]+[.S56]*[.$S$2]+[.T56]*[.$T$2]+[.U56]*[.$U$2]+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N57]*[.N$2]+[.M57]*[.M$2]+[.L57]*[.L$2]+[.K57]*[.K$2]+[.J57]*[.J$2]+[.I57]*[.I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O57]*[.$O$2]+[.P57]*[.$P$2]+[.Q57]*[.$Q$2]+[.R57]*[.$R$2]+[.S57]*[.$S$2]+[.T57]*[.$T$2]+[.U57]*[.$U$2]+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O58]*[.$O$2]+[.P58]*[.$P$2]+[.Q58]*[.$Q$2]+[.R58]*[.$R$2]+[.S58]*[.$S$2]+[.T58]*[.$T$2]+[.U58]*[.$U$2]+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O59]*[.$O$2]+[.P59]*[.$P$2]+[.Q59]*[.$Q$2]+[.R59]*[.$R$2]+[.S59]*[.$S$2]+[.T59]*[.$T$2]+[.U59]*[.$U$2]+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" office:value-type="float" office:value="278528" calcext:value-type="float">
            <text:p>278528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O60]*[.$O$2]+[.P60]*[.$P$2]+[.Q60]*[.$Q$2]+[.R60]*[.$R$2]+[.S60]*[.$S$2]+[.T60]*[.$T$2]+[.U60]*[.$U$2]+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O61]*[.$O$2]+[.P61]*[.$P$2]+[.Q61]*[.$Q$2]+[.R61]*[.$R$2]+[.S61]*[.$S$2]+[.T61]*[.$T$2]+[.U61]*[.$U$2]+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" office:value-type="float" office:value="294912" calcext:value-type="float">
            <text:p>29491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O62]*[.$O$2]+[.P62]*[.$P$2]+[.Q62]*[.$Q$2]+[.R62]*[.$R$2]+[.S62]*[.$S$2]+[.T62]*[.$T$2]+[.U62]*[.$U$2]+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N63]*[.N$2]+[.M63]*[.M$2]+[.L63]*[.L$2]+[.K63]*[.K$2]+[.J63]*[.J$2]+[.I63]*[.I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O63]*[.$O$2]+[.P63]*[.$P$2]+[.Q63]*[.$Q$2]+[.R63]*[.$R$2]+[.S63]*[.$S$2]+[.T63]*[.$T$2]+[.U63]*[.$U$2]+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" office:value-type="float" office:value="131072" calcext:value-type="float">
            <text:p>13107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O64]*[.$O$2]+[.P64]*[.$P$2]+[.Q64]*[.$Q$2]+[.R64]*[.$R$2]+[.S64]*[.$S$2]+[.T64]*[.$T$2]+[.U64]*[.$U$2]+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O65]*[.$O$2]+[.P65]*[.$P$2]+[.Q65]*[.$Q$2]+[.R65]*[.$R$2]+[.S65]*[.$S$2]+[.T65]*[.$T$2]+[.U65]*[.$U$2]+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" office:value-type="float" office:value="262272" calcext:value-type="float">
            <text:p>262272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O66]*[.$O$2]+[.P66]*[.$P$2]+[.Q66]*[.$Q$2]+[.R66]*[.$R$2]+[.S66]*[.$S$2]+[.T66]*[.$T$2]+[.U66]*[.$U$2]+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O67]*[.$O$2]+[.P67]*[.$P$2]+[.Q67]*[.$Q$2]+[.R67]*[.$R$2]+[.S67]*[.$S$2]+[.T67]*[.$T$2]+[.U67]*[.$U$2]+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O68]*[.$O$2]+[.P68]*[.$P$2]+[.Q68]*[.$Q$2]+[.R68]*[.$R$2]+[.S68]*[.$S$2]+[.T68]*[.$T$2]+[.U68]*[.$U$2]+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" office:value-type="float" office:value="262656" calcext:value-type="float">
            <text:p>262656</text:p>
          </table:table-cell>
          <table:table-cell table:number-columns-repeated="19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O69]*[.$O$2]+[.P69]*[.$P$2]+[.Q69]*[.$Q$2]+[.R69]*[.$R$2]+[.S69]*[.$S$2]+[.T69]*[.$T$2]+[.U69]*[.$U$2]+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" office:value-type="float" office:value="4096" calcext:value-type="float">
            <text:p>4096</text:p>
          </table:table-cell>
          <table:table-cell table:number-columns-repeated="25"/>
          <table:table-cell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O70]*[.$O$2]+[.P70]*[.$P$2]+[.Q70]*[.$Q$2]+[.R70]*[.$R$2]+[.S70]*[.$S$2]+[.T70]*[.$T$2]+[.U70]*[.$U$2]+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_HI=ROM</text:p>
          </table:table-cell>
          <table:table-cell table:style-name="ce3" office:value-type="string" calcext:value-type="string">
            <text:p>1C</text:p>
          </table:table-cell>
          <table:table-cell table:formula="of:=DEC2HEX([.F71];8)" office:value-type="string" office:string-value="00000000" calcext:value-type="string">
            <text:p>00000000</text:p>
          </table:table-cell>
          <table:table-cell table:formula="of:=[.N71]*[.N$2]+[.M71]*[.M$2]+[.L71]*[.L$2]+[.K71]*[.K$2]+[.J71]*[.J$2]+[.I71]*[.I$2]" office:value-type="float" office:value="0" calcext:value-type="float">
            <text:p>0</text:p>
          </table:table-cell>
          <table:table-cell table:formula="of:=DEC2HEX([.H71];8)" office:value-type="string" office:string-value="01040000" calcext:value-type="string">
            <text:p>01040000</text:p>
          </table:table-cell>
          <table:table-cell table:formula="of:=[.O71]*[.$O$2]+[.P71]*[.$P$2]+[.Q71]*[.$Q$2]+[.R71]*[.$R$2]+[.S71]*[.$S$2]+[.T71]*[.$T$2]+[.U71]*[.$U$2]+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" office:value-type="float" office:value="17039360" calcext:value-type="float">
            <text:p>17039360</text:p>
          </table:table-cell>
          <table:table-cell table:number-columns-repeated="5"/>
          <table:table-cell table:style-name="ce11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O72]*[.$O$2]+[.P72]*[.$P$2]+[.Q72]*[.$Q$2]+[.R72]*[.$R$2]+[.S72]*[.$S$2]+[.T72]*[.$T$2]+[.U72]*[.$U$2]+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" office:value-type="float" office:value="4096" calcext:value-type="float">
            <text:p>4096</text:p>
          </table:table-cell>
          <table:table-cell table:number-columns-repeated="5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O73]*[.$O$2]+[.P73]*[.$P$2]+[.Q73]*[.$Q$2]+[.R73]*[.$R$2]+[.S73]*[.$S$2]+[.T73]*[.$T$2]+[.U73]*[.$U$2]+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" office:value-type="float" office:value="2147483648" calcext:value-type="float">
            <text:p>2147483648</text:p>
          </table:table-cell>
          <table:table-cell table:number-columns-repeated="5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_LO=ROM</text:p>
          </table:table-cell>
          <table:table-cell table:style-name="ce3" office:value-type="string" calcext:value-type="string">
            <text:p>1F</text:p>
          </table:table-cell>
          <table:table-cell table:formula="of:=DEC2HEX([.F74];8)" office:value-type="string" office:string-value="00000000" calcext:value-type="string">
            <text:p>00000000</text:p>
          </table:table-cell>
          <table:table-cell table:formula="of:=[.N74]*[.N$2]+[.M74]*[.M$2]+[.L74]*[.L$2]+[.K74]*[.K$2]+[.J74]*[.J$2]+[.I74]*[.I$2]" office:value-type="float" office:value="0" calcext:value-type="float">
            <text:p>0</text:p>
          </table:table-cell>
          <table:table-cell table:formula="of:=DEC2HEX([.H74];8)" office:value-type="string" office:string-value="00440000" calcext:value-type="string">
            <text:p>00440000</text:p>
          </table:table-cell>
          <table:table-cell table:formula="of:=[.O74]*[.$O$2]+[.P74]*[.$P$2]+[.Q74]*[.$Q$2]+[.R74]*[.$R$2]+[.S74]*[.$S$2]+[.T74]*[.$T$2]+[.U74]*[.$U$2]+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" office:value-type="float" office:value="4456448" calcext:value-type="float">
            <text:p>4456448</text:p>
          </table:table-cell>
          <table:table-cell table:number-columns-repeated="5"/>
          <table:table-cell table:style-name="ce11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O75]*[.$O$2]+[.P75]*[.$P$2]+[.Q75]*[.$Q$2]+[.R75]*[.$R$2]+[.S75]*[.$S$2]+[.T75]*[.$T$2]+[.U75]*[.$U$2]+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O76]*[.$O$2]+[.P76]*[.$P$2]+[.Q76]*[.$Q$2]+[.R76]*[.$R$2]+[.S76]*[.$S$2]+[.T76]*[.$T$2]+[.U76]*[.$U$2]+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N77]*[.N$2]+[.M77]*[.M$2]+[.L77]*[.L$2]+[.K77]*[.K$2]+[.J77]*[.J$2]+[.I77]*[.I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O77]*[.$O$2]+[.P77]*[.$P$2]+[.Q77]*[.$Q$2]+[.R77]*[.$R$2]+[.S77]*[.$S$2]+[.T77]*[.$T$2]+[.U77]*[.$U$2]+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" office:value-type="float" office:value="262144" calcext:value-type="float">
            <text:p>262144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O78]*[.$O$2]+[.P78]*[.$P$2]+[.Q78]*[.$Q$2]+[.R78]*[.$R$2]+[.S78]*[.$S$2]+[.T78]*[.$T$2]+[.U78]*[.$U$2]+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N79]*[.N$2]+[.M79]*[.M$2]+[.L79]*[.L$2]+[.K79]*[.K$2]+[.J79]*[.J$2]+[.I79]*[.I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O79]*[.$O$2]+[.P79]*[.$P$2]+[.Q79]*[.$Q$2]+[.R79]*[.$R$2]+[.S79]*[.$S$2]+[.T79]*[.$T$2]+[.U79]*[.$U$2]+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" office:value-type="float" office:value="262144" calcext:value-type="float">
            <text:p>262144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O80]*[.$O$2]+[.P80]*[.$P$2]+[.Q80]*[.$Q$2]+[.R80]*[.$R$2]+[.S80]*[.$S$2]+[.T80]*[.$T$2]+[.U80]*[.$U$2]+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O81]*[.$O$2]+[.P81]*[.$P$2]+[.Q81]*[.$Q$2]+[.R81]*[.$R$2]+[.S81]*[.$S$2]+[.T81]*[.$T$2]+[.U81]*[.$U$2]+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O82]*[.$O$2]+[.P82]*[.$P$2]+[.Q82]*[.$Q$2]+[.R82]*[.$R$2]+[.S82]*[.$S$2]+[.T82]*[.$T$2]+[.U82]*[.$U$2]+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" office:value-type="float" office:value="224" calcext:value-type="float">
            <text:p>224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O83]*[.$O$2]+[.P83]*[.$P$2]+[.Q83]*[.$Q$2]+[.R83]*[.$R$2]+[.S83]*[.$S$2]+[.T83]*[.$T$2]+[.U83]*[.$U$2]+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" office:value-type="float" office:value="2147483648" calcext:value-type="float">
            <text:p>2147483648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11" table:number-columns-repeated="2"/>
          <table:table-cell table:number-columns-repeated="979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O84]*[.$O$2]+[.P84]*[.$P$2]+[.Q84]*[.$Q$2]+[.R84]*[.$R$2]+[.S84]*[.$S$2]+[.T84]*[.$T$2]+[.U84]*[.$U$2]+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" office:value-type="float" office:value="225" calcext:value-type="float">
            <text:p>225</text:p>
          </table:table-cell>
          <table:table-cell table:number-columns-repeated="6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O85]*[.$O$2]+[.P85]*[.$P$2]+[.Q85]*[.$Q$2]+[.R85]*[.$R$2]+[.S85]*[.$S$2]+[.T85]*[.$T$2]+[.U85]*[.$U$2]+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" office:value-type="float" office:value="2147483648" calcext:value-type="float">
            <text:p>2147483648</text:p>
          </table:table-cell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O86]*[.$O$2]+[.P86]*[.$P$2]+[.Q86]*[.$Q$2]+[.R86]*[.$R$2]+[.S86]*[.$S$2]+[.T86]*[.$T$2]+[.U86]*[.$U$2]+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87];8)" office:value-type="string" office:string-value="00000000" calcext:value-type="string">
            <text:p>00000000</text:p>
          </table:table-cell>
          <table:table-cell table:formula="of:=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O87]*[.$O$2]+[.P87]*[.$P$2]+[.Q87]*[.$Q$2]+[.R87]*[.$R$2]+[.S87]*[.$S$2]+[.T87]*[.$T$2]+[.U87]*[.$U$2]+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" office:value-type="float" office:value="2097408" calcext:value-type="float">
            <text:p>2097408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88];8)" office:value-type="string" office:string-value="00000000" calcext:value-type="string">
            <text:p>00000000</text:p>
          </table:table-cell>
          <table:table-cell table:formula="of:=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O88]*[.$O$2]+[.P88]*[.$P$2]+[.Q88]*[.$Q$2]+[.R88]*[.$R$2]+[.S88]*[.$S$2]+[.T88]*[.$T$2]+[.U88]*[.$U$2]+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O89]*[.$O$2]+[.P89]*[.$P$2]+[.Q89]*[.$Q$2]+[.R89]*[.$R$2]+[.S89]*[.$S$2]+[.T89]*[.$T$2]+[.U89]*[.$U$2]+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" office:value-type="float" office:value="2147483648" calcext:value-type="float">
            <text:p>2147483648</text:p>
          </table:table-cell>
          <table:table-cell table:number-columns-repeated="6"/>
          <table:table-cell table:style-name="ce1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O90]*[.$O$2]+[.P90]*[.$P$2]+[.Q90]*[.$Q$2]+[.R90]*[.$R$2]+[.S90]*[.$S$2]+[.T90]*[.$T$2]+[.U90]*[.$U$2]+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O91]*[.$O$2]+[.P91]*[.$P$2]+[.Q91]*[.$Q$2]+[.R91]*[.$R$2]+[.S91]*[.$S$2]+[.T91]*[.$T$2]+[.U91]*[.$U$2]+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" office:value-type="float" office:value="1048704" calcext:value-type="float">
            <text:p>1048704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O92]*[.$O$2]+[.P92]*[.$P$2]+[.Q92]*[.$Q$2]+[.R92]*[.$R$2]+[.S92]*[.$S$2]+[.T92]*[.$T$2]+[.U92]*[.$U$2]+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" office:value-type="float" office:value="4096" calcext:value-type="float">
            <text:p>4096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O93]*[.$O$2]+[.P93]*[.$P$2]+[.Q93]*[.$Q$2]+[.R93]*[.$R$2]+[.S93]*[.$S$2]+[.T93]*[.$T$2]+[.U93]*[.$U$2]+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O94]*[.$O$2]+[.P94]*[.$P$2]+[.Q94]*[.$Q$2]+[.R94]*[.$R$2]+[.S94]*[.$S$2]+[.T94]*[.$T$2]+[.U94]*[.$U$2]+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" office:value-type="float" office:value="1073741824" calcext:value-type="float">
            <text:p>1073741824</text:p>
          </table:table-cell>
          <table:table-cell table:number-columns-repeated="6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O95]*[.$O$2]+[.P95]*[.$P$2]+[.Q95]*[.$Q$2]+[.R95]*[.$R$2]+[.S95]*[.$S$2]+[.T95]*[.$T$2]+[.U95]*[.$U$2]+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" office:value-type="float" office:value="2048" calcext:value-type="float">
            <text:p>2048</text:p>
          </table:table-cell>
          <table:table-cell table:number-columns-repeated="6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O96]*[.$O$2]+[.P96]*[.$P$2]+[.Q96]*[.$Q$2]+[.R96]*[.$R$2]+[.S96]*[.$S$2]+[.T96]*[.$T$2]+[.U96]*[.$U$2]+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O97]*[.$O$2]+[.P97]*[.$P$2]+[.Q97]*[.$Q$2]+[.R97]*[.$R$2]+[.S97]*[.$S$2]+[.T97]*[.$T$2]+[.U97]*[.$U$2]+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" office:value-type="float" office:value="278528" calcext:value-type="float">
            <text:p>278528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O98]*[.$O$2]+[.P98]*[.$P$2]+[.Q98]*[.$Q$2]+[.R98]*[.$R$2]+[.S98]*[.$S$2]+[.T98]*[.$T$2]+[.U98]*[.$U$2]+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" office:value-type="float" office:value="4096" calcext:value-type="float">
            <text:p>4096</text:p>
          </table:table-cell>
          <table:table-cell table:number-columns-repeated="6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O99]*[.$O$2]+[.P99]*[.$P$2]+[.Q99]*[.$Q$2]+[.R99]*[.$R$2]+[.S99]*[.$S$2]+[.T99]*[.$T$2]+[.U99]*[.$U$2]+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" office:value-type="float" office:value="294912" calcext:value-type="float">
            <text:p>294912</text:p>
          </table:table-cell>
          <table:table-cell table:number-columns-repeated="6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O100]*[.$O$2]+[.P100]*[.$P$2]+[.Q100]*[.$Q$2]+[.R100]*[.$R$2]+[.S100]*[.$S$2]+[.T100]*[.$T$2]+[.U100]*[.$U$2]+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" office:value-type="float" office:value="524288" calcext:value-type="float">
            <text:p>524288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O101]*[.$O$2]+[.P101]*[.$P$2]+[.Q101]*[.$Q$2]+[.R101]*[.$R$2]+[.S101]*[.$S$2]+[.T101]*[.$T$2]+[.U101]*[.$U$2]+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O102]*[.$O$2]+[.P102]*[.$P$2]+[.Q102]*[.$Q$2]+[.R102]*[.$R$2]+[.S102]*[.$S$2]+[.T102]*[.$T$2]+[.U102]*[.$U$2]+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O103]*[.$O$2]+[.P103]*[.$P$2]+[.Q103]*[.$Q$2]+[.R103]*[.$R$2]+[.S103]*[.$S$2]+[.T103]*[.$T$2]+[.U103]*[.$U$2]+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O104]*[.$O$2]+[.P104]*[.$P$2]+[.Q104]*[.$Q$2]+[.R104]*[.$R$2]+[.S104]*[.$S$2]+[.T104]*[.$T$2]+[.U104]*[.$U$2]+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O105]*[.$O$2]+[.P105]*[.$P$2]+[.Q105]*[.$Q$2]+[.R105]*[.$R$2]+[.S105]*[.$S$2]+[.T105]*[.$T$2]+[.U105]*[.$U$2]+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O106]*[.$O$2]+[.P106]*[.$P$2]+[.Q106]*[.$Q$2]+[.R106]*[.$R$2]+[.S106]*[.$S$2]+[.T106]*[.$T$2]+[.U106]*[.$U$2]+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" office:value-type="float" office:value="536870912" calcext:value-type="float">
            <text:p>536870912</text:p>
          </table:table-cell>
          <table:table-cell table:number-columns-repeated="7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table:number-columns-repeated="2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O107]*[.$O$2]+[.P107]*[.$P$2]+[.Q107]*[.$Q$2]+[.R107]*[.$R$2]+[.S107]*[.$S$2]+[.T107]*[.$T$2]+[.U107]*[.$U$2]+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O108]*[.$O$2]+[.P108]*[.$P$2]+[.Q108]*[.$Q$2]+[.R108]*[.$R$2]+[.S108]*[.$S$2]+[.T108]*[.$T$2]+[.U108]*[.$U$2]+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O109]*[.$O$2]+[.P109]*[.$P$2]+[.Q109]*[.$Q$2]+[.R109]*[.$R$2]+[.S109]*[.$S$2]+[.T109]*[.$T$2]+[.U109]*[.$U$2]+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O110]*[.$O$2]+[.P110]*[.$P$2]+[.Q110]*[.$Q$2]+[.R110]*[.$R$2]+[.S110]*[.$S$2]+[.T110]*[.$T$2]+[.U110]*[.$U$2]+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O111]*[.$O$2]+[.P111]*[.$P$2]+[.Q111]*[.$Q$2]+[.R111]*[.$R$2]+[.S111]*[.$S$2]+[.T111]*[.$T$2]+[.U111]*[.$U$2]+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O112]*[.$O$2]+[.P112]*[.$P$2]+[.Q112]*[.$Q$2]+[.R112]*[.$R$2]+[.S112]*[.$S$2]+[.T112]*[.$T$2]+[.U112]*[.$U$2]+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O113]*[.$O$2]+[.P113]*[.$P$2]+[.Q113]*[.$Q$2]+[.R113]*[.$R$2]+[.S113]*[.$S$2]+[.T113]*[.$T$2]+[.U113]*[.$U$2]+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" office:value-type="float" office:value="268435456" calcext:value-type="float">
            <text:p>268435456</text:p>
          </table:table-cell>
          <table:table-cell table:number-columns-repeated="7"/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8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O114]*[.$O$2]+[.P114]*[.$P$2]+[.Q114]*[.$Q$2]+[.R114]*[.$R$2]+[.S114]*[.$S$2]+[.T114]*[.$T$2]+[.U114]*[.$U$2]+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O115]*[.$O$2]+[.P115]*[.$P$2]+[.Q115]*[.$Q$2]+[.R115]*[.$R$2]+[.S115]*[.$S$2]+[.T115]*[.$T$2]+[.U115]*[.$U$2]+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O116]*[.$O$2]+[.P116]*[.$P$2]+[.Q116]*[.$Q$2]+[.R116]*[.$R$2]+[.S116]*[.$S$2]+[.T116]*[.$T$2]+[.U116]*[.$U$2]+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O117]*[.$O$2]+[.P117]*[.$P$2]+[.Q117]*[.$Q$2]+[.R117]*[.$R$2]+[.S117]*[.$S$2]+[.T117]*[.$T$2]+[.U117]*[.$U$2]+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O118]*[.$O$2]+[.P118]*[.$P$2]+[.Q118]*[.$Q$2]+[.R118]*[.$R$2]+[.S118]*[.$S$2]+[.T118]*[.$T$2]+[.U118]*[.$U$2]+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O119]*[.$O$2]+[.P119]*[.$P$2]+[.Q119]*[.$Q$2]+[.R119]*[.$R$2]+[.S119]*[.$S$2]+[.T119]*[.$T$2]+[.U119]*[.$U$2]+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O120]*[.$O$2]+[.P120]*[.$P$2]+[.Q120]*[.$Q$2]+[.R120]*[.$R$2]+[.S120]*[.$S$2]+[.T120]*[.$T$2]+[.U120]*[.$U$2]+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" office:value-type="float" office:value="134217728" calcext:value-type="float">
            <text:p>134217728</text:p>
          </table:table-cell>
          <table:table-cell table:number-columns-repeated="7"/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27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O121]*[.$O$2]+[.P121]*[.$P$2]+[.Q121]*[.$Q$2]+[.R121]*[.$R$2]+[.S121]*[.$S$2]+[.T121]*[.$T$2]+[.U121]*[.$U$2]+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O122]*[.$O$2]+[.P122]*[.$P$2]+[.Q122]*[.$Q$2]+[.R122]*[.$R$2]+[.S122]*[.$S$2]+[.T122]*[.$T$2]+[.U122]*[.$U$2]+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N123]*[.N$2]+[.M123]*[.M$2]+[.L123]*[.L$2]+[.K123]*[.K$2]+[.J123]*[.J$2]+[.I123]*[.I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O123]*[.$O$2]+[.P123]*[.$P$2]+[.Q123]*[.$Q$2]+[.R123]*[.$R$2]+[.S123]*[.$S$2]+[.T123]*[.$T$2]+[.U123]*[.$U$2]+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" office:value-type="float" office:value="278528" calcext:value-type="float">
            <text:p>278528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N124]*[.N$2]+[.M124]*[.M$2]+[.L124]*[.L$2]+[.K124]*[.K$2]+[.J124]*[.J$2]+[.I124]*[.I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O124]*[.$O$2]+[.P124]*[.$P$2]+[.Q124]*[.$Q$2]+[.R124]*[.$R$2]+[.S124]*[.$S$2]+[.T124]*[.$T$2]+[.U124]*[.$U$2]+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O125]*[.$O$2]+[.P125]*[.$P$2]+[.Q125]*[.$Q$2]+[.R125]*[.$R$2]+[.S125]*[.$S$2]+[.T125]*[.$T$2]+[.U125]*[.$U$2]+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" office:value-type="float" office:value="294912" calcext:value-type="float">
            <text:p>294912</text:p>
          </table:table-cell>
          <table:table-cell table:number-columns-repeated="7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N126]*[.N$2]+[.M126]*[.M$2]+[.L126]*[.L$2]+[.K126]*[.K$2]+[.J126]*[.J$2]+[.I126]*[.I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O126]*[.$O$2]+[.P126]*[.$P$2]+[.Q126]*[.$Q$2]+[.R126]*[.$R$2]+[.S126]*[.$S$2]+[.T126]*[.$T$2]+[.U126]*[.$U$2]+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" office:value-type="float" office:value="4096" calcext:value-type="float">
            <text:p>4096</text:p>
          </table:table-cell>
          <table:table-cell table:number-columns-repeated="7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N127]*[.N$2]+[.M127]*[.M$2]+[.L127]*[.L$2]+[.K127]*[.K$2]+[.J127]*[.J$2]+[.I127]*[.I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O127]*[.$O$2]+[.P127]*[.$P$2]+[.Q127]*[.$Q$2]+[.R127]*[.$R$2]+[.S127]*[.$S$2]+[.T127]*[.$T$2]+[.U127]*[.$U$2]+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" office:value-type="float" office:value="67108864" calcext:value-type="float">
            <text:p>67108864</text:p>
          </table:table-cell>
          <table:table-cell table:number-columns-repeated="7"/>
          <table:table-cell table:style-name="ce11" table:number-columns-repeated="4"/>
          <table:table-cell table:style-name="ce10" office:value-type="float" office:value="1" calcext:value-type="float">
            <text:p>1</text:p>
          </table:table-cell>
          <table:table-cell table:style-name="ce11" table:number-columns-repeated="26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O128]*[.$O$2]+[.P128]*[.$P$2]+[.Q128]*[.$Q$2]+[.R128]*[.$R$2]+[.S128]*[.$S$2]+[.T128]*[.$T$2]+[.U128]*[.$U$2]+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" office:value-type="float" office:value="524288" calcext:value-type="float">
            <text:p>524288</text:p>
          </table:table-cell>
          <table:table-cell table:number-columns-repeated="7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N129]*[.N$2]+[.M129]*[.M$2]+[.L129]*[.L$2]+[.K129]*[.K$2]+[.J129]*[.J$2]+[.I129]*[.I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O129]*[.$O$2]+[.P129]*[.$P$2]+[.Q129]*[.$Q$2]+[.R129]*[.$R$2]+[.S129]*[.$S$2]+[.T129]*[.$T$2]+[.U129]*[.$U$2]+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N130]*[.N$2]+[.M130]*[.M$2]+[.L130]*[.L$2]+[.K130]*[.K$2]+[.J130]*[.J$2]+[.I130]*[.I$2]" office:value-type="float" office:value="0" calcext:value-type="float">
            <text:p>0</text:p>
          </table:table-cell>
          <table:table-cell table:formula="of:=DEC2HEX([.H130];8)" office:value-type="string" office:string-value="000000DC" calcext:value-type="string">
            <text:p>000000DC</text:p>
          </table:table-cell>
          <table:table-cell table:formula="of:=[.O130]*[.$O$2]+[.P130]*[.$P$2]+[.Q130]*[.$Q$2]+[.R130]*[.$R$2]+[.S130]*[.$S$2]+[.T130]*[.$T$2]+[.U130]*[.$U$2]+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" office:value-type="float" office:value="220" calcext:value-type="float">
            <text:p>220</text:p>
          </table:table-cell>
          <table:table-cell table:number-columns-repeated="6"/>
          <table:table-cell table:style-name="Default"/>
          <table:table-cell table:number-columns-repeated="22"/>
          <table:table-cell table:style-name="ce11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O131]*[.$O$2]+[.P131]*[.$P$2]+[.Q131]*[.$Q$2]+[.R131]*[.$R$2]+[.S131]*[.$S$2]+[.T131]*[.$T$2]+[.U131]*[.$U$2]+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O132]*[.$O$2]+[.P132]*[.$P$2]+[.Q132]*[.$Q$2]+[.R132]*[.$R$2]+[.S132]*[.$S$2]+[.T132]*[.$T$2]+[.U132]*[.$U$2]+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" office:value-type="float" office:value="232" calcext:value-type="float">
            <text:p>232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O133]*[.$O$2]+[.P133]*[.$P$2]+[.Q133]*[.$Q$2]+[.R133]*[.$R$2]+[.S133]*[.$S$2]+[.T133]*[.$T$2]+[.U133]*[.$U$2]+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O134]*[.$O$2]+[.P134]*[.$P$2]+[.Q134]*[.$Q$2]+[.R134]*[.$R$2]+[.S134]*[.$S$2]+[.T134]*[.$T$2]+[.U134]*[.$U$2]+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" office:value-type="float" office:value="233" calcext:value-type="float">
            <text:p>233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O135]*[.$O$2]+[.P135]*[.$P$2]+[.Q135]*[.$Q$2]+[.R135]*[.$R$2]+[.S135]*[.$S$2]+[.T135]*[.$T$2]+[.U135]*[.$U$2]+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O136]*[.$O$2]+[.P136]*[.$P$2]+[.Q136]*[.$Q$2]+[.R136]*[.$R$2]+[.S136]*[.$S$2]+[.T136]*[.$T$2]+[.U136]*[.$U$2]+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" office:value-type="float" office:value="208" calcext:value-type="float">
            <text:p>208</text:p>
          </table:table-cell>
          <table:table-cell table:number-columns-repeated="6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O137]*[.$O$2]+[.P137]*[.$P$2]+[.Q137]*[.$Q$2]+[.R137]*[.$R$2]+[.S137]*[.$S$2]+[.T137]*[.$T$2]+[.U137]*[.$U$2]+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N138]*[.N$2]+[.M138]*[.M$2]+[.L138]*[.L$2]+[.K138]*[.K$2]+[.J138]*[.J$2]+[.I138]*[.I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O138]*[.$O$2]+[.P138]*[.$P$2]+[.Q138]*[.$Q$2]+[.R138]*[.$R$2]+[.S138]*[.$S$2]+[.T138]*[.$T$2]+[.U138]*[.$U$2]+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" office:value-type="float" office:value="200" calcext:value-type="float">
            <text:p>200</text:p>
          </table:table-cell>
          <table:table-cell table:number-columns-repeated="6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N139]*[.N$2]+[.M139]*[.M$2]+[.L139]*[.L$2]+[.K139]*[.K$2]+[.J139]*[.J$2]+[.I139]*[.I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O139]*[.$O$2]+[.P139]*[.$P$2]+[.Q139]*[.$Q$2]+[.R139]*[.$R$2]+[.S139]*[.$S$2]+[.T139]*[.$T$2]+[.U139]*[.$U$2]+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" office:value-type="float" office:value="2147483648" calcext:value-type="float">
            <text:p>2147483648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20:49:16.11303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6-02T21:37:16.296693229</dc:date>
    <meta:editing-duration>P1DT3H57M12S</meta:editing-duration>
    <meta:editing-cycles>207</meta:editing-cycles>
    <meta:generator>LibreOffice/4.3.3.2$Linux_X86_64 LibreOffice_project/430m0$Build-2</meta:generator>
    <meta:document-statistic meta:table-count="1" meta:cell-count="1095" meta:object-count="0"/>
  </office:meta>
</office:document-meta>
</file>